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74412"/>
    </style:style>
    <style:style style:name="T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size="22pt" fo:font-style="normal" fo:font-weight="bold" officeooo:rsid="00174412" style:font-size-asian="22pt" style:font-style-asian="normal" style:font-weight-asian="bold" style:font-size-complex="2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>Classificazione di oggetti radar/lidar con Random Forest</text:span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2"><text:span text:style-name="Emphasis"><text:span text:style-name="T2">Silveri Marco - s330394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57:52.047767425</meta:creation-date>
    <dc:date>2025-06-03T15:24:16.464357840</dc:date>
    <meta:editing-duration>PT15M44S</meta:editing-duration>
    <meta:editing-cycles>1</meta:editing-cycles>
    <meta:document-statistic meta:table-count="0" meta:image-count="0" meta:object-count="0" meta:page-count="1" meta:paragraph-count="2" meta:word-count="11" meta:character-count="79" meta:non-whitespace-character-count="70"/>
    <meta:generator>LibreOffice/24.8.7.2$Linux_X86_64 LibreOffice_project/f4f281f562fb585d46b0af5755dfe1eb6adc047f</meta:generator>
  </office:meta>
</office:document-meta>
</file>